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44pt" officeooo:rsid="00141ec4" officeooo:paragraph-rsid="00141ec4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0pt" officeooo:rsid="00141ec4" officeooo:paragraph-rsid="00141ec4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0pt" officeooo:rsid="00141ec4" officeooo:paragraph-rsid="00147962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0pt" officeooo:rsid="00141ec4" officeooo:paragraph-rsid="0015ec1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20pt" officeooo:rsid="00147962" officeooo:paragraph-rsid="00147962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20pt" officeooo:rsid="00166cda" officeooo:paragraph-rsid="00166cda" style:font-size-asian="17.5pt" style:font-size-complex="20pt"/>
    </style:style>
    <style:style style:name="T1" style:family="text">
      <style:text-properties officeooo:rsid="00147962"/>
    </style:style>
    <style:style style:name="T2" style:family="text">
      <style:text-properties officeooo:rsid="0015ec18"/>
    </style:style>
    <style:style style:name="T3" style:family="text">
      <style:text-properties officeooo:rsid="00178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hroniques D’Édelweiss</text:p>
      <text:p text:style-name="P1"/>
      <text:p text:style-name="P4">les pages webs : <text:line-break/></text:p>
      <text:p text:style-name="P2">- page de présentation <text:span text:style-name="T1">(dernière vidéo sortit sur la chaîne (optionnel))</text:span>.<text:line-break/>- page des réseaux sociaux.</text:p>
      <text:p text:style-name="P2">- page des records/<text:span text:style-name="T1">archives</text:span>.</text:p>
      <text:p text:style-name="P2">- page des mises à jours.</text:p>
      <text:p text:style-name="P2">- page de présentation des jdr actif.</text:p>
      <text:p text:style-name="P2">- page de présentation de l’équipe.</text:p>
      <text:p text:style-name="P3">- <text:span text:style-name="T1">page de question/de retour d’expérience (optionnel).</text:span></text:p>
      <text:p text:style-name="P2">- <text:span text:style-name="T1">boite mail d’interne (optionnel).</text:span></text:p>
      <text:p text:style-name="P2">- <text:span text:style-name="T2">pop-up cookie (optionnel).</text:span></text:p>
      <text:p text:style-name="P2"/>
      <text:p text:style-name="P2">- page d’inscription/de connexion/de déconnexion.</text:p>
      <text:p text:style-name="P2">- page de planning <text:span text:style-name="T1">(reliée à l’agenda de google(optionnel))</text:span>.</text:p>
      <text:p text:style-name="P2">- page de création de fiche.</text:p>
      <text:p text:style-name="P2">- page de candidature.</text:p>
      <text:p text:style-name="P2">- compteur des fleurs sur le compte (ajouter des micro-transactions)</text:p>
      <text:p text:style-name="P2"/>
      <text:p text:style-name="P2">côté admin/mj, page d’envoi des notifs de mise à jour.</text:p>
      <text:p text:style-name="P5">Mj: gérer les membres du jdr</text:p>
      <text:p text:style-name="P5"><text:span text:style-name="T3">Mj </text:span>: modification de planing</text:p>
      <text:p text:style-name="P5">admin: gérer les membres</text:p>
      <text:p text:style-name="P2"/>
      <text:p text:style-name="P5"><text:soft-page-break/>thème couleur : blanc, noir, cyan, jaune</text:p>
      <text:p text:style-name="P5"/>
      <text:p text:style-name="P5"/>
      <text:p text:style-name="P6">Côté BDD :<text:tab/></text:p>
      <text:p text:style-name="P6">Rôle : Visiteur (non-connecté) / Joueur (connecté) / <text:s/>MJ (connecté) / Admin (connecté)</text:p>
      <text:p text:style-name="P6"/>
      <text:p text:style-name="P6">Jeu de rôle : Gestion des membres / Gestion des fiches / Gestion des candidatures</text:p>
      <text:p text:style-name="P6"/>
      <text:p text:style-name="P6">MJ : Placer les créneaux / Envoie des notifications / Envoie des mises à jou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20:00:57.237000000</meta:creation-date>
    <dc:date>2023-09-04T17:06:22.596000000</dc:date>
    <meta:editing-duration>PT3H58M48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4" meta:word-count="174" meta:character-count="1044" meta:non-whitespace-character-count="890"/>
  </office:meta>
</office:document-meta>
</file>